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paragraph-rsid="0009448c"/>
    </style:style>
    <style:style style:name="P3" style:family="paragraph" style:parent-style-name="Text_20_body">
      <style:paragraph-properties fo:text-align="start" style:justify-single-word="false"/>
      <style:text-properties officeooo:paragraph-rsid="000965d3"/>
    </style:style>
    <style:style style:name="P4" style:family="paragraph" style:parent-style-name="Heading_20_1">
      <style:paragraph-properties fo:text-align="center" style:justify-single-word="false"/>
    </style:style>
    <style:style style:name="T1" style:family="text">
      <style:text-properties officeooo:rsid="0009448c"/>
    </style:style>
    <style:style style:name="T2" style:family="text">
      <style:text-properties officeooo:rsid="000965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4" text:outline-level="1"><text:span text:style-name="T1">SPECIFICATIONS TECHNIQUES</text:span></text:h>
      <text:p text:style-name="P1"><text:span text:style-name="T1"/></text:p>
      <text:p text:style-name="P2"><text:span text:style-name="T1">Notre logiciel sera codé en C++ selon une </text:span><text:a xlink:type="simple" xlink:href="../Normes_de_production.odt"><text:span text:style-name="T1">norme de production</text:span></text:a> .</text:p>
      <text:p text:style-name="P2"><text:span text:style-name="T1"/></text:p>
      <text:p text:style-name="P2"><text:span text:style-name="T1"><text:tab/>Premièrement, il nous a semblé pertinent de différencier les matrices pleines et les matrices creuses. On choisira, en fonction des matrices rencontrées, un type d'implémentation optimal, et nous déterminerons, suite à une procédure de tests rigoureuse, le meilleur codage possible.</text:span></text:p>
      <text:p text:style-name="P2"><text:span text:style-name="T1"/></text:p>
      <text:p text:style-name="P2"><text:span text:style-name="T1"><text:tab/>En termes de code, nous devrons gérer les opérations entres les différents types de matrices. Dans le cas des matrices creuses, nous comptons réaliser un maillage de listes (map). Dans le cas d'une matrice pleine, on implémentera une liste de tableaux semi-dynamiques, ainisi qu'une version totalement statique.</text:span></text:p>
      <text:p text:style-name="P2"><text:span text:style-name="T1"/></text:p>
      <text:p text:style-name="P2"><text:span text:style-name="T1">Nous aurons besoin de ces fonctions :</text:span></text:p>
      <text:p text:style-name="P2"><text:span text:style-name="T1"><text:tab/></text:span><text:span text:style-name="T2">Création de matrices, grâce à une entrée texte,</text:span></text:p>
      <text:p text:style-name="P2"><text:span text:style-name="T2"><text:tab/>Opérations basiques entre les différents types de matrices,</text:span></text:p>
      <text:p text:style-name="P2"><text:span text:style-name="T2"><text:tab/>Surcharges d'opérateurs,</text:span></text:p>
      <text:p text:style-name="P2"><text:span text:style-name="T2"><text:tab/>Fonctions de tests (générations de grilles aléatoires, matrices unités …)</text:span></text:p>
      <text:p text:style-name="P2"><text:span text:style-name="T2"><text:tab/>Affichages,</text:span></text:p>
      <text:p text:style-name="P2"><text:span text:style-name="T2"><text:tab/>Entrées-sorties de fichiers.</text:span></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liere Jean</meta:initial-creator>
    <meta:creation-date>2015-02-18T17:58:38</meta:creation-date>
    <dc:date>2015-02-18T18:22:23</dc:date>
    <dc:creator>Marliere Jean</dc:creator>
    <meta:editing-duration>PT6M11S</meta:editing-duration>
    <meta:editing-cycles>1</meta:editing-cycles>
    <meta:document-statistic meta:table-count="0" meta:image-count="0" meta:object-count="0" meta:page-count="1" meta:paragraph-count="11" meta:word-count="140" meta:character-count="968" meta:non-whitespace-character-count="831"/>
    <meta:generator>LibreOffice/4.0.2.2$Linux_x86 LibreOffice_project/400m0$Build-2</meta:generator>
  </office:meta>
</office:document-meta>
</file>